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o1" style:family="table-column">
      <style:table-column-properties fo:break-before="auto" style:column-width="1.11125cm" style:use-optimal-column-width="true"/>
    </style:style>
    <style:style style:name="co2" style:family="table-column">
      <style:table-column-properties fo:break-before="auto" style:column-width="3.43958333333333cm" style:use-optimal-column-width="true"/>
    </style:style>
    <style:style style:name="co3" style:family="table-column">
      <style:table-column-properties fo:break-before="auto" style:column-width="2.67229166666667cm" style:use-optimal-column-width="true"/>
    </style:style>
    <style:style style:name="co4" style:family="table-column">
      <style:table-column-properties fo:break-before="auto" style:column-width="2.59291666666667cm" style:use-optimal-column-width="true"/>
    </style:style>
    <style:style style:name="co5" style:family="table-column">
      <style:table-column-properties fo:break-before="auto" style:column-width="2.91041666666667cm" style:use-optimal-column-width="true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Games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1">
            <text:p>WEEK</text:p>
          </table:table-cell>
          <table:table-cell office:value-type="string" table:style-name="ce2">
            <text:p>GAME_TIME</text:p>
          </table:table-cell>
          <table:table-cell office:value-type="string" table:style-name="ce1">
            <text:p>VISITOR_TEAM</text:p>
          </table:table-cell>
          <table:table-cell office:value-type="string" table:style-name="ce1">
            <text:p>HOME_TEAM</text:p>
          </table:table-cell>
          <table:table-cell office:value-type="string" table:style-name="ce1">
            <text:p>WINNING_TEAM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16-09-01T00:00:00" table:style-name="ce2">
            <text:p>9/1/2016</text:p>
          </table:table-cell>
          <table:table-cell office:value-type="float" office:value="53" table:style-name="ce1">
            <text:p>53</text:p>
          </table:table-cell>
          <table:table-cell office:value-type="float" office:value="9" table:style-name="ce1">
            <text:p>9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16-09-01T00:00:00" table:style-name="ce2">
            <text:p>9/1/2016</text:p>
          </table:table-cell>
          <table:table-cell office:value-type="float" office:value="70" table:style-name="ce1">
            <text:p>70</text:p>
          </table:table-cell>
          <table:table-cell office:value-type="float" office:value="74" table:style-name="ce1">
            <text:p>74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16-09-03T00:00:00" table:style-name="ce2">
            <text:p>9/3/2016</text:p>
          </table:table-cell>
          <table:table-cell office:value-type="float" office:value="112" table:style-name="ce1">
            <text:p>112</text:p>
          </table:table-cell>
          <table:table-cell office:value-type="float" office:value="15" table:style-name="ce1">
            <text:p>15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16-09-03T00:00:00" table:style-name="ce2">
            <text:p>9/3/2016</text:p>
          </table:table-cell>
          <table:table-cell office:value-type="float" office:value="60" table:style-name="ce1">
            <text:p>60</text:p>
          </table:table-cell>
          <table:table-cell office:value-type="float" office:value="21" table:style-name="ce1">
            <text:p>21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16-09-03T00:00:00" table:style-name="ce2">
            <text:p>9/3/2016</text:p>
          </table:table-cell>
          <table:table-cell office:value-type="float" office:value="24" table:style-name="ce1">
            <text:p>24</text:p>
          </table:table-cell>
          <table:table-cell office:value-type="float" office:value="30" table:style-name="ce1">
            <text:p>30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16-09-03T00:00:00" table:style-name="ce2">
            <text:p>9/3/2016</text:p>
          </table:table-cell>
          <table:table-cell office:value-type="float" office:value="11" table:style-name="ce1">
            <text:p>11</text:p>
          </table:table-cell>
          <table:table-cell office:value-type="float" office:value="22" table:style-name="ce1">
            <text:p>22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16-09-03T00:00:00" table:style-name="ce2">
            <text:p>9/3/2016</text:p>
          </table:table-cell>
          <table:table-cell office:value-type="float" office:value="65" table:style-name="ce1">
            <text:p>65</text:p>
          </table:table-cell>
          <table:table-cell office:value-type="float" office:value="17" table:style-name="ce1">
            <text:p>17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16-09-03T00:00:00" table:style-name="ce2">
            <text:p>9/3/2016</text:p>
          </table:table-cell>
          <table:table-cell office:value-type="float" office:value="25" table:style-name="ce1">
            <text:p>25</text:p>
          </table:table-cell>
          <table:table-cell office:value-type="float" office:value="14" table:style-name="ce1">
            <text:p>14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16-09-03T00:00:00" table:style-name="ce2">
            <text:p>9/3/2016</text:p>
          </table:table-cell>
          <table:table-cell office:value-type="float" office:value="62" table:style-name="ce1">
            <text:p>62</text:p>
          </table:table-cell>
          <table:table-cell office:value-type="float" office:value="82" table:style-name="ce1">
            <text:p>82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16-09-03T00:00:00" table:style-name="ce2">
            <text:p>9/3/2016</text:p>
          </table:table-cell>
          <table:table-cell office:value-type="float" office:value="105" table:style-name="ce1">
            <text:p>105</text:p>
          </table:table-cell>
          <table:table-cell office:value-type="float" office:value="31" table:style-name="ce1">
            <text:p>31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16-09-03T00:00:00" table:style-name="ce2">
            <text:p>9/3/2016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16-09-03T00:00:00" table:style-name="ce2">
            <text:p>9/3/2016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16-09-05T00:00:00" table:style-name="ce2">
            <text:p>9/5/2016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16-09-10T00:00:00" table:style-name="ce2">
            <text:p>9/10/2016</text:p>
          </table:table-cell>
          <table:table-cell office:value-type="float" office:value="130" table:style-name="ce1">
            <text:p>130</text:p>
          </table:table-cell>
          <table:table-cell office:value-type="float" office:value="25" table:style-name="ce1">
            <text:p>25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16-09-10T00:00:00" table:style-name="ce2">
            <text:p>9/10/2016</text:p>
          </table:table-cell>
          <table:table-cell office:value-type="float" office:value="131" table:style-name="ce1">
            <text:p>131</text:p>
          </table:table-cell>
          <table:table-cell office:value-type="float" office:value="30" table:style-name="ce1">
            <text:p>30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16-09-10T00:00:00" table:style-name="ce2">
            <text:p>9/10/2016</text:p>
          </table:table-cell>
          <table:table-cell office:value-type="float" office:value="82" table:style-name="ce1">
            <text:p>82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16-09-10T00:00:00" table:style-name="ce2">
            <text:p>9/10/2016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16-09-10T00:00:00" table:style-name="ce2">
            <text:p>9/10/2016</text:p>
          </table:table-cell>
          <table:table-cell office:value-type="float" office:value="132" table:style-name="ce1">
            <text:p>13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16-09-10T00:00:00" table:style-name="ce2">
            <text:p>9/10/2016</text:p>
          </table:table-cell>
          <table:table-cell office:value-type="float" office:value="75" table:style-name="ce1">
            <text:p>75</text:p>
          </table:table-cell>
          <table:table-cell office:value-type="float" office:value="74" table:style-name="ce1">
            <text:p>74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16-09-10T00:00:00" table:style-name="ce2">
            <text:p>9/10/2016</text:p>
          </table:table-cell>
          <table:table-cell office:value-type="float" office:value="70" table:style-name="ce1">
            <text:p>70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16-09-10T00:00:00" table:style-name="ce2">
            <text:p>9/10/2016</text:p>
          </table:table-cell>
          <table:table-cell office:value-type="float" office:value="17" table:style-name="ce1">
            <text:p>17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16-09-10T00:00:00" table:style-name="ce2">
            <text:p>9/10/2016</text:p>
          </table:table-cell>
          <table:table-cell office:value-type="float" office:value="77" table:style-name="ce1">
            <text:p>77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16-09-10T00:00:00" table:style-name="ce2">
            <text:p>9/10/2016</text:p>
          </table:table-cell>
          <table:table-cell office:value-type="float" office:value="133" table:style-name="ce1">
            <text:p>133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16-09-10T00:00:00" table:style-name="ce2">
            <text:p>9/10/2016</text:p>
          </table:table-cell>
          <table:table-cell office:value-type="float" office:value="126" table:style-name="ce1">
            <text:p>126</text:p>
          </table:table-cell>
          <table:table-cell office:value-type="float" office:value="60" table:style-name="ce1">
            <text:p>60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16-09-10T00:00:00" table:style-name="ce2">
            <text:p>9/10/2016</text:p>
          </table:table-cell>
          <table:table-cell office:value-type="float" office:value="9" table:style-name="ce1">
            <text:p>9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16-09-17T00:00:00" table:style-name="ce2">
            <text:p>9/17/2016</text:p>
          </table:table-cell>
          <table:table-cell office:value-type="float" office:value="89" table:style-name="ce1">
            <text:p>89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16-09-17T00:00:00" table:style-name="ce2">
            <text:p>9/17/2016</text:p>
          </table:table-cell>
          <table:table-cell office:value-type="float" office:value="74" table:style-name="ce1">
            <text:p>74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16-09-17T00:00:00" table:style-name="ce2">
            <text:p>9/17/2016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16-09-17T00:00:00" table:style-name="ce2">
            <text:p>9/17/2016</text:p>
          </table:table-cell>
          <table:table-cell office:value-type="float" office:value="79" table:style-name="ce1">
            <text:p>79</text:p>
          </table:table-cell>
          <table:table-cell office:value-type="float" office:value="70" table:style-name="ce1">
            <text:p>70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16-09-17T00:00:00" table:style-name="ce2">
            <text:p>9/17/2016</text:p>
          </table:table-cell>
          <table:table-cell office:value-type="float" office:value="94" table:style-name="ce1">
            <text:p>94</text:p>
          </table:table-cell>
          <table:table-cell office:value-type="float" office:value="82" table:style-name="ce1">
            <text:p>82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16-09-17T00:00:00" table:style-name="ce2">
            <text:p>9/17/2016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16-09-17T00:00:00" table:style-name="ce2">
            <text:p>9/17/2016</text:p>
          </table:table-cell>
          <table:table-cell office:value-type="float" office:value="30" table:style-name="ce1">
            <text:p>30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16-09-17T00:00:00" table:style-name="ce2">
            <text:p>9/17/2016</text:p>
          </table:table-cell>
          <table:table-cell office:value-type="float" office:value="127" table:style-name="ce1">
            <text:p>127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16-09-17T00:00:00" table:style-name="ce2">
            <text:p>9/17/2016</text:p>
          </table:table-cell>
          <table:table-cell office:value-type="float" office:value="118" table:style-name="ce1">
            <text:p>118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16-09-17T00:00:00" table:style-name="ce2">
            <text:p>9/17/2016</text:p>
          </table:table-cell>
          <table:table-cell office:value-type="float" office:value="25" table:style-name="ce1">
            <text:p>25</text:p>
          </table:table-cell>
          <table:table-cell office:value-type="float" office:value="60" table:style-name="ce1">
            <text:p>60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16-09-24T00:00:00" table:style-name="ce2">
            <text:p>9/24/2016</text:p>
          </table:table-cell>
          <table:table-cell office:value-type="float" office:value="111" table:style-name="ce1">
            <text:p>11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16-09-24T00:00:00" table:style-name="ce2">
            <text:p>9/24/2016</text:p>
          </table:table-cell>
          <table:table-cell office:value-type="float" office:value="11" table:style-name="ce1">
            <text:p>11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16-09-24T00:00:00" table:style-name="ce2">
            <text:p>9/24/2016</text:p>
          </table:table-cell>
          <table:table-cell office:value-type="float" office:value="70" table:style-name="ce1">
            <text:p>70</text:p>
          </table:table-cell>
          <table:table-cell office:value-type="float" office:value="82" table:style-name="ce1">
            <text:p>82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16-09-24T00:00:00" table:style-name="ce2">
            <text:p>9/24/2016</text:p>
          </table:table-cell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16-09-24T00:00:00" table:style-name="ce2">
            <text:p>9/24/2016</text:p>
          </table:table-cell>
          <table:table-cell office:value-type="float" office:value="134" table:style-name="ce1">
            <text:p>134</text:p>
          </table:table-cell>
          <table:table-cell office:value-type="float" office:value="60" table:style-name="ce1">
            <text:p>60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16-09-24T00:00:00" table:style-name="ce2">
            <text:p>9/24/2016</text:p>
          </table:table-cell>
          <table:table-cell office:value-type="float" office:value="31" table:style-name="ce1">
            <text:p>31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16-09-24T00:00:00" table:style-name="ce2">
            <text:p>9/24/2016</text:p>
          </table:table-cell>
          <table:table-cell office:value-type="float" office:value="17" table:style-name="ce1">
            <text:p>17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16-09-24T00:00:00" table:style-name="ce2">
            <text:p>9/24/2016</text:p>
          </table:table-cell>
          <table:table-cell office:value-type="float" office:value="15" table:style-name="ce1">
            <text:p>15</text:p>
          </table:table-cell>
          <table:table-cell office:value-type="float" office:value="105" table:style-name="ce1">
            <text:p>105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16-09-24T00:00:00" table:style-name="ce2">
            <text:p>9/24/2016</text:p>
          </table:table-cell>
          <table:table-cell office:value-type="float" office:value="74" table:style-name="ce1">
            <text:p>74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date" office:date-value="2016-10-01T00:00:00" table:style-name="ce2">
            <text:p>10/1/2016</text:p>
          </table:table-cell>
          <table:table-cell office:value-type="float" office:value="82" table:style-name="ce1">
            <text:p>8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date" office:date-value="2016-10-01T00:00:00" table:style-name="ce2">
            <text:p>10/1/2016</text:p>
          </table:table-cell>
          <table:table-cell office:value-type="float" office:value="135" table:style-name="ce1">
            <text:p>135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date" office:date-value="2016-10-01T00:00:00" table:style-name="ce2">
            <text:p>10/1/2016</text:p>
          </table:table-cell>
          <table:table-cell office:value-type="float" office:value="136" table:style-name="ce1">
            <text:p>136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date" office:date-value="2016-10-01T00:00:00" table:style-name="ce2">
            <text:p>10/1/2016</text:p>
          </table:table-cell>
          <table:table-cell office:value-type="float" office:value="9" table:style-name="ce1">
            <text:p>9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date" office:date-value="2016-10-01T00:00:00" table:style-name="ce2">
            <text:p>10/1/2016</text:p>
          </table:table-cell>
          <table:table-cell office:value-type="float" office:value="60" table:style-name="ce1">
            <text:p>60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date" office:date-value="2016-10-01T00:00:00" table:style-name="ce2">
            <text:p>10/1/2016</text:p>
          </table:table-cell>
          <table:table-cell office:value-type="float" office:value="38" table:style-name="ce1">
            <text:p>3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date" office:date-value="2016-10-01T00:00:00" table:style-name="ce2">
            <text:p>10/1/2016</text:p>
          </table:table-cell>
          <table:table-cell office:value-type="float" office:value="30" table:style-name="ce1">
            <text:p>30</text:p>
          </table:table-cell>
          <table:table-cell office:value-type="float" office:value="70" table:style-name="ce1">
            <text:p>70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date" office:date-value="2016-10-01T00:00:00" table:style-name="ce2">
            <text:p>10/1/2016</text:p>
          </table:table-cell>
          <table:table-cell office:value-type="float" office:value="31" table:style-name="ce1">
            <text:p>31</text:p>
          </table:table-cell>
          <table:table-cell office:value-type="float" office:value="74" table:style-name="ce1">
            <text:p>74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date" office:date-value="2016-10-08T00:00:00" table:style-name="ce2">
            <text:p>10/8/2016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date" office:date-value="2016-10-08T00:00:00" table:style-name="ce2">
            <text:p>10/8/2016</text:p>
          </table:table-cell>
          <table:table-cell office:value-type="float" office:value="11" table:style-name="ce1">
            <text:p>11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date" office:date-value="2016-10-08T00:00:00" table:style-name="ce2">
            <text:p>10/8/2016</text:p>
          </table:table-cell>
          <table:table-cell office:value-type="float" office:value="74" table:style-name="ce1">
            <text:p>74</text:p>
          </table:table-cell>
          <table:table-cell office:value-type="float" office:value="82" table:style-name="ce1">
            <text:p>82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date" office:date-value="2016-10-08T00:00:00" table:style-name="ce2">
            <text:p>10/8/2016</text:p>
          </table:table-cell>
          <table:table-cell office:value-type="float" office:value="36" table:style-name="ce1">
            <text:p>36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date" office:date-value="2016-10-08T00:00:00" table:style-name="ce2">
            <text:p>10/8/2016</text:p>
          </table:table-cell>
          <table:table-cell office:value-type="float" office:value="25" table:style-name="ce1">
            <text:p>25</text:p>
          </table:table-cell>
          <table:table-cell office:value-type="float" office:value="70" table:style-name="ce1">
            <text:p>70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date" office:date-value="2016-10-08T00:00:00" table:style-name="ce2">
            <text:p>10/8/2016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date" office:date-value="2016-10-14T00:00:00" table:style-name="ce2">
            <text:p>10/14/2016</text:p>
          </table:table-cell>
          <table:table-cell office:value-type="float" office:value="15" table:style-name="ce1">
            <text:p>15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date" office:date-value="2016-10-15T00:00:00" table:style-name="ce2">
            <text:p>10/15/2016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date" office:date-value="2016-10-15T00:00:00" table:style-name="ce2">
            <text:p>10/15/2016</text:p>
          </table:table-cell>
          <table:table-cell office:value-type="float" office:value="60" table:style-name="ce1">
            <text:p>60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date" office:date-value="2016-10-15T00:00:00" table:style-name="ce2">
            <text:p>10/15/2016</text:p>
          </table:table-cell>
          <table:table-cell office:value-type="float" office:value="74" table:style-name="ce1">
            <text:p>74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date" office:date-value="2016-10-15T00:00:00" table:style-name="ce2">
            <text:p>10/15/2016</text:p>
          </table:table-cell>
          <table:table-cell office:value-type="float" office:value="62" table:style-name="ce1">
            <text:p>62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date" office:date-value="2016-10-15T00:00:00" table:style-name="ce2">
            <text:p>10/15/2016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date" office:date-value="2016-10-22T00:00:00" table:style-name="ce2">
            <text:p>10/22/2016</text:p>
          </table:table-cell>
          <table:table-cell office:value-type="float" office:value="105" table:style-name="ce1">
            <text:p>105</text:p>
          </table:table-cell>
          <table:table-cell office:value-type="float" office:value="70" table:style-name="ce1">
            <text:p>70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date" office:date-value="2016-10-22T00:00:00" table:style-name="ce2">
            <text:p>10/22/2016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date" office:date-value="2016-10-22T00:00:00" table:style-name="ce2">
            <text:p>10/22/2016</text:p>
          </table:table-cell>
          <table:table-cell office:value-type="float" office:value="17" table:style-name="ce1">
            <text:p>17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date" office:date-value="2016-10-22T00:00:00" table:style-name="ce2">
            <text:p>10/22/2016</text:p>
          </table:table-cell>
          <table:table-cell office:value-type="float" office:value="15" table:style-name="ce1">
            <text:p>15</text:p>
          </table:table-cell>
          <table:table-cell office:value-type="float" office:value="82" table:style-name="ce1">
            <text:p>82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date" office:date-value="2016-10-22T00:00:00" table:style-name="ce2">
            <text:p>10/22/2016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date" office:date-value="2016-10-22T00:00:00" table:style-name="ce2">
            <text:p>10/22/2016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date" office:date-value="2016-10-22T00:00:00" table:style-name="ce2">
            <text:p>10/22/2016</text:p>
          </table:table-cell>
          <table:table-cell office:value-type="float" office:value="129" table:style-name="ce1">
            <text:p>129</text:p>
          </table:table-cell>
          <table:table-cell office:value-type="float" office:value="74" table:style-name="ce1">
            <text:p>74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date" office:date-value="2016-10-29T00:00:00" table:style-name="ce2">
            <text:p>10/29/2016</text:p>
          </table:table-cell>
          <table:table-cell office:value-type="float" office:value="36" table:style-name="ce1">
            <text:p>3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date" office:date-value="2016-10-29T00:00:00" table:style-name="ce2">
            <text:p>10/29/2016</text:p>
          </table:table-cell>
          <table:table-cell office:value-type="float" office:value="137" table:style-name="ce1">
            <text:p>137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date" office:date-value="2016-10-29T00:00:00" table:style-name="ce2">
            <text:p>10/29/2016</text:p>
          </table:table-cell>
          <table:table-cell office:value-type="float" office:value="82" table:style-name="ce1">
            <text:p>82</text:p>
          </table:table-cell>
          <table:table-cell office:value-type="float" office:value="60" table:style-name="ce1">
            <text:p>60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date" office:date-value="2016-10-29T00:00:00" table:style-name="ce2">
            <text:p>10/29/2016</text:p>
          </table:table-cell>
          <table:table-cell office:value-type="float" office:value="9" table:style-name="ce1">
            <text:p>9</text:p>
          </table:table-cell>
          <table:table-cell office:value-type="float" office:value="70" table:style-name="ce1">
            <text:p>70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date" office:date-value="2016-10-29T00:00:00" table:style-name="ce2">
            <text:p>10/29/2016</text:p>
          </table:table-cell>
          <table:table-cell office:value-type="float" office:value="94" table:style-name="ce1">
            <text:p>94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date" office:date-value="2016-10-29T00:00:00" table:style-name="ce2">
            <text:p>10/29/2016</text:p>
          </table:table-cell>
          <table:table-cell office:value-type="float" office:value="31" table:style-name="ce1">
            <text:p>31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date" office:date-value="2016-11-05T00:00:00" table:style-name="ce2">
            <text:p>11/5/2016</text:p>
          </table:table-cell>
          <table:table-cell office:value-type="float" office:value="31" table:style-name="ce1">
            <text:p>31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date" office:date-value="2016-11-05T00:00:00" table:style-name="ce2">
            <text:p>11/5/2016</text:p>
          </table:table-cell>
          <table:table-cell office:value-type="float" office:value="74" table:style-name="ce1">
            <text:p>74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date" office:date-value="2016-11-05T00:00:00" table:style-name="ce2">
            <text:p>11/5/2016</text:p>
          </table:table-cell>
          <table:table-cell office:value-type="float" office:value="25" table:style-name="ce1">
            <text:p>25</text:p>
          </table:table-cell>
          <table:table-cell office:value-type="float" office:value="82" table:style-name="ce1">
            <text:p>82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date" office:date-value="2016-11-05T00:00:00" table:style-name="ce2">
            <text:p>11/5/2016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date" office:date-value="2016-11-05T00:00:00" table:style-name="ce2">
            <text:p>11/5/2016</text:p>
          </table:table-cell>
          <table:table-cell office:value-type="float" office:value="57" table:style-name="ce1">
            <text:p>5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date" office:date-value="2016-11-05T00:00:00" table:style-name="ce2">
            <text:p>11/5/2016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date" office:date-value="2016-11-05T00:00:00" table:style-name="ce2">
            <text:p>11/5/2016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date" office:date-value="2016-11-05T00:00:00" table:style-name="ce2">
            <text:p>11/5/2016</text:p>
          </table:table-cell>
          <table:table-cell office:value-type="float" office:value="138" table:style-name="ce1">
            <text:p>138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date" office:date-value="2016-11-12T00:00:00" table:style-name="ce2">
            <text:p>11/12/2016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date" office:date-value="2016-11-12T00:00:00" table:style-name="ce2">
            <text:p>11/12/2016</text:p>
          </table:table-cell>
          <table:table-cell office:value-type="float" office:value="11" table:style-name="ce1">
            <text:p>11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date" office:date-value="2016-11-12T00:00:00" table:style-name="ce2">
            <text:p>11/12/2016</text:p>
          </table:table-cell>
          <table:table-cell office:value-type="float" office:value="70" table:style-name="ce1">
            <text:p>70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date" office:date-value="2016-11-12T00:00:00" table:style-name="ce2">
            <text:p>11/12/2016</text:p>
          </table:table-cell>
          <table:table-cell office:value-type="float" office:value="36" table:style-name="ce1">
            <text:p>36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date" office:date-value="2016-11-12T00:00:00" table:style-name="ce2">
            <text:p>11/12/2016</text:p>
          </table:table-cell>
          <table:table-cell office:value-type="float" office:value="74" table:style-name="ce1">
            <text:p>74</text:p>
          </table:table-cell>
          <table:table-cell office:value-type="float" office:value="60" table:style-name="ce1">
            <text:p>60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date" office:date-value="2016-11-12T00:00:00" table:style-name="ce2">
            <text:p>11/12/2016</text:p>
          </table:table-cell>
          <table:table-cell office:value-type="float" office:value="82" table:style-name="ce1">
            <text:p>82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date" office:date-value="2016-11-12T00:00:00" table:style-name="ce2">
            <text:p>11/12/2016</text:p>
          </table:table-cell>
          <table:table-cell office:value-type="float" office:value="5" table:style-name="ce1">
            <text:p>5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date" office:date-value="2016-11-19T00:00:00" table:style-name="ce2">
            <text:p>11/19/2016</text:p>
          </table:table-cell>
          <table:table-cell office:value-type="float" office:value="139" table:style-name="ce1">
            <text:p>13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date" office:date-value="2016-11-19T00:00:00" table:style-name="ce2">
            <text:p>11/19/2016</text:p>
          </table:table-cell>
          <table:table-cell office:value-type="float" office:value="140" table:style-name="ce1">
            <text:p>140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date" office:date-value="2016-11-19T00:00:00" table:style-name="ce2">
            <text:p>11/19/2016</text:p>
          </table:table-cell>
          <table:table-cell office:value-type="float" office:value="141" table:style-name="ce1">
            <text:p>141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date" office:date-value="2016-11-19T00:00:00" table:style-name="ce2">
            <text:p>11/19/2016</text:p>
          </table:table-cell>
          <table:table-cell office:value-type="float" office:value="104" table:style-name="ce1">
            <text:p>104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date" office:date-value="2016-11-19T00:00:00" table:style-name="ce2">
            <text:p>11/19/2016</text:p>
          </table:table-cell>
          <table:table-cell office:value-type="float" office:value="143" table:style-name="ce1">
            <text:p>143</text:p>
          </table:table-cell>
          <table:table-cell office:value-type="float" office:value="82" table:style-name="ce1">
            <text:p>82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date" office:date-value="2016-11-19T00:00:00" table:style-name="ce2">
            <text:p>11/19/2016</text:p>
          </table:table-cell>
          <table:table-cell office:value-type="float" office:value="112" table:style-name="ce1">
            <text:p>112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date" office:date-value="2016-11-19T00:00:00" table:style-name="ce2">
            <text:p>11/19/2016</text:p>
          </table:table-cell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date" office:date-value="2016-11-19T00:00:00" table:style-name="ce2">
            <text:p>11/19/2016</text:p>
          </table:table-cell>
          <table:table-cell office:value-type="float" office:value="144" table:style-name="ce1">
            <text:p>144</text:p>
          </table:table-cell>
          <table:table-cell office:value-type="float" office:value="70" table:style-name="ce1">
            <text:p>70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date" office:date-value="2016-11-19T00:00:00" table:style-name="ce2">
            <text:p>11/19/2016</text:p>
          </table:table-cell>
          <table:table-cell office:value-type="float" office:value="60" table:style-name="ce1">
            <text:p>60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date" office:date-value="2016-11-19T00:00:00" table:style-name="ce2">
            <text:p>11/19/2016</text:p>
          </table:table-cell>
          <table:table-cell office:value-type="float" office:value="114" table:style-name="ce1">
            <text:p>114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date" office:date-value="2016-11-19T00:00:00" table:style-name="ce2">
            <text:p>11/19/2016</text:p>
          </table:table-cell>
          <table:table-cell office:value-type="float" office:value="5" table:style-name="ce1">
            <text:p>5</text:p>
          </table:table-cell>
          <table:table-cell office:value-type="float" office:value="74" table:style-name="ce1">
            <text:p>74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date" office:date-value="2016-11-24T00:00:00" table:style-name="ce2">
            <text:p>11/24/2016</text:p>
          </table:table-cell>
          <table:table-cell office:value-type="float" office:value="11" table:style-name="ce1">
            <text:p>11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date" office:date-value="2016-11-25T00:00:00" table:style-name="ce2">
            <text:p>11/25/2016</text:p>
          </table:table-cell>
          <table:table-cell office:value-type="float" office:value="17" table:style-name="ce1">
            <text:p>17</text:p>
          </table:table-cell>
          <table:table-cell office:value-type="float" office:value="60" table:style-name="ce1">
            <text:p>60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date" office:date-value="2016-11-26T00:00:00" table:style-name="ce2">
            <text:p>11/26/2016</text:p>
          </table:table-cell>
          <table:table-cell office:value-type="float" office:value="70" table:style-name="ce1">
            <text:p>7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date" office:date-value="2016-11-26T00:00:00" table:style-name="ce2">
            <text:p>11/26/2016</text:p>
          </table:table-cell>
          <table:table-cell office:value-type="float" office:value="9" table:style-name="ce1">
            <text:p>9</text:p>
          </table:table-cell>
          <table:table-cell office:value-type="float" office:value="74" table:style-name="ce1">
            <text:p>74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date" office:date-value="2016-11-26T00:00:00" table:style-name="ce2">
            <text:p>11/26/2016</text:p>
          </table:table-cell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date" office:date-value="2016-11-26T00:00:00" table:style-name="ce2">
            <text:p>11/26/2016</text:p>
          </table:table-cell>
          <table:table-cell office:value-type="float" office:value="31" table:style-name="ce1">
            <text:p>31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date" office:date-value="2016-11-26T00:00:00" table:style-name="ce2">
            <text:p>11/26/2016</text:p>
          </table:table-cell>
          <table:table-cell office:value-type="float" office:value="37" table:style-name="ce1">
            <text:p>37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date" office:date-value="2016-11-26T00:00:00" table:style-name="ce2">
            <text:p>11/26/2016</text:p>
          </table:table-cell>
          <table:table-cell office:value-type="float" office:value="82" table:style-name="ce1">
            <text:p>82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date" office:date-value="2016-11-26T00:00:00" table:style-name="ce2">
            <text:p>11/26/2016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number-rows-repeated="1048463" table:style-name="ro1">
          <table:table-cell table:number-columns-repeated="16384"/>
        </table:table-row>
      </table:table>
      <table:table table:name="Sheet2" table:style-name="ta2">
        <table:table-column table:style-name="co6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6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Bowman, Timothy Allen</meta:initial-creator>
    <dc:creator>Bowman, Timothy Allen</dc:creator>
    <meta:creation-date>2016-08-08T13:45:15Z</meta:creation-date>
    <dc:date>2016-08-08T16:21:48Z</dc:date>
  </office:meta>
</office:document-meta>
</file>